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ráctica05</text:span></text:p>
      <text:p text:style-name="P1"/>
      <text:p text:style-name="Standard"><text:span text:style-name="T2"><text:s/>En este documento especificaremos las llaves primarias, llaves foráneas, llaves compuestas y el dominio de todos los atributos del diagrama y los agruparemos por relación.</text:span></text:p>
      <text:p text:style-name="P1"/>
      <text:p text:style-name="Standard"><text:span text:style-name="T5">Planta</text:span></text:p>
      <text:p text:style-name="Standard"><text:span text:style-name="T3">Llaves Primarias</text:span></text:p>
      <text:list xml:id="list1645295318" text:style-name="WWNum6">
        <text:list-item>
          <text:p text:style-name="P4"><text:span text:style-name="T2">NombrePlanta</text:span></text:p>
        </text:list-item>
      </text:list>
      <text:p text:style-name="P11"><text:span text:style-name="T2"><text:tab/>Elegimos esta llave primaria ya que no puede haber dos plantas con el mismo nombre</text:span></text:p>
      <text:p text:style-name="P1"/>
      <text:p text:style-name="Standard"><text:span text:style-name="T3">Dominio de Atributos</text:span></text:p>
      <text:list xml:id="list3254796409" text:style-name="WWNum4">
        <text:list-item>
          <text:p text:style-name="P5"><text:span text:style-name="T2">Cuidado<text:line-break/>Este es de tipo cadena</text:span></text:p>
        </text:list-item>
        <text:list-item>
          <text:p text:style-name="P5"><text:span text:style-name="T2">Genero<text:line-break/>Este es de tipo cadena</text:span></text:p>
        </text:list-item>
        <text:list-item>
          <text:p text:style-name="P5"><text:span text:style-name="T2">Precio<text:line-break/>Este es de tipo flotante</text:span></text:p>
        </text:list-item>
        <text:list-item>
          <text:p text:style-name="P5"><text:span text:style-name="T2">TipoAsoleo<text:line-break/>Este es de tipo cadena</text:span></text:p>
        </text:list-item>
        <text:list-item>
          <text:p text:style-name="P5"><text:span text:style-name="T2">TipoOrigen<text:line-break/>Este es de tipo cadena</text:span></text:p>
        </text:list-item>
        <text:list-item>
          <text:p text:style-name="P5"><text:span text:style-name="T2">FechaGerminacion<text:line-break/>Este es de tipo fecha</text:span></text:p>
        </text:list-item>
      </text:list>
      <text:p text:style-name="P12"/>
      <text:p text:style-name="P11"><text:span text:style-name="T5">En</text:span></text:p>
      <text:p text:style-name="P11"><text:span text:style-name="T3">Llaves foráneas</text:span></text:p>
      <text:list xml:id="list1406095074" text:style-name="WWNum3">
        <text:list-item>
          <text:p text:style-name="P6"><text:span text:style-name="T2">NombreVivero</text:span></text:p>
        </text:list-item>
        <text:list-item>
          <text:p text:style-name="P6"><text:soft-page-break/><text:span text:style-name="T2">NombrePlanta</text:span></text:p>
        </text:list-item>
      </text:list>
      <text:p text:style-name="P11"><text:span text:style-name="T2"><text:tab/>Como esta tabla viene de una relación del modelo ER, necesitamos las llaves de las entidades relacionadas en la misma.</text:span></text:p>
      <text:p text:style-name="Standard"><text:span text:style-name="T3">Dominio de Atributos</text:span></text:p>
      <text:list xml:id="list210759774771243" text:continue-numbering="true" text:style-name="WWNum3">
        <text:list-item>
          <text:p text:style-name="P6"><text:span text:style-name="T2">Número de plantas vivero<text:line-break/>Esta es de tipo entero.</text:span></text:p>
        </text:list-item>
      </text:list>
      <text:p text:style-name="P12"/>
      <text:p text:style-name="Standard"><text:span text:style-name="T5">Vivero</text:span></text:p>
      <text:p text:style-name="Standard"><text:span text:style-name="T3">Llaves Primarias</text:span></text:p>
      <text:list xml:id="list2324245357" text:style-name="WWNum7">
        <text:list-item>
          <text:p text:style-name="P7"><text:span text:style-name="T2">NombreVivero<text:line-break/>Como no puede haber dos viveros con el mismo nombre, elegimos su nombre como la llave primaria.</text:span></text:p>
        </text:list-item>
      </text:list>
      <text:p text:style-name="Standard"><text:span text:style-name="T3">Dominio de Atributos</text:span></text:p>
      <text:list xml:id="list295427002" text:style-name="WWNum5">
        <text:list-item>
          <text:p text:style-name="P8"><text:span text:style-name="T2">FechaApertura<text:line-break/>Esta es de tipo fecha</text:span></text:p>
        </text:list-item>
        <text:list-item>
          <text:p text:style-name="P8"><text:span text:style-name="T2">Estado<text:line-break/>Esta es de tipo cadena</text:span></text:p>
        </text:list-item>
        <text:list-item>
          <text:p text:style-name="P8"><text:span text:style-name="T2">CP<text:line-break/>Esta es de tipo entero</text:span></text:p>
        </text:list-item>
        <text:list-item>
          <text:p text:style-name="P8"><text:span text:style-name="T2">Calle<text:line-break/>Esta es de tipo cadena</text:span></text:p>
        </text:list-item>
        <text:list-item>
          <text:p text:style-name="P8"><text:span text:style-name="T2">NumeroExterior<text:line-break/>Esta es de tipo entero</text:span></text:p>
        </text:list-item>
      </text:list>
      <text:p text:style-name="P3"/>
      <text:p text:style-name="Standard"><text:span text:style-name="T5">ViveroTelefono</text:span></text:p>
      <text:p text:style-name="Standard"><text:span text:style-name="T3">Llaves Primarias</text:span></text:p>
      <text:list xml:id="list210759502601772" text:continue-list="list2324245357" text:style-name="WWNum7">
        <text:list-item>
          <text:p text:style-name="P7"><text:span text:style-name="T2">NombreVivero</text:span></text:p>
        </text:list-item>
        <text:list-item>
          <text:p text:style-name="P7"><text:span text:style-name="T2">Telefono</text:span></text:p>
        </text:list-item>
      </text:list>
      <text:p text:style-name="P13"><text:span text:style-name="T2">Como no puede haber dos teléfonos iguales y necesitamos saber de qué vivero es cada teléfono, elegimos estas dos como la llave principal de cada tupla de esta relación.</text:span></text:p>
      <text:p text:style-name="P3"/>
      <text:p text:style-name="Standard"><text:soft-page-break/><text:span text:style-name="T5">Cliente</text:span></text:p>
      <text:p text:style-name="Standard"><text:span text:style-name="T3">Llaves Primarias</text:span></text:p>
      <text:list xml:id="list210761275135119" text:continue-numbering="true" text:style-name="WWNum7">
        <text:list-item>
          <text:p text:style-name="P7"><text:span text:style-name="T3">IdCliente<text:line-break/></text:span><text:span text:style-name="T2">Lo más práctico fue asignar un atributo como identificador de los clientes.</text:span></text:p>
        </text:list-item>
      </text:list>
      <text:p text:style-name="Standard"><text:span text:style-name="T3">Dominio de Atributos</text:span></text:p>
      <text:list xml:id="list804540772" text:style-name="WWNum2">
        <text:list-item>
          <text:p text:style-name="P9"><text:span text:style-name="T2">FechaNacimiento<text:line-break/>Esta es de tipo fecha.</text:span></text:p>
        </text:list-item>
        <text:list-item>
          <text:p text:style-name="P9"><text:span text:style-name="T2">Nombre<text:line-break/>Esta es de tipo cadena.</text:span></text:p>
        </text:list-item>
        <text:list-item>
          <text:p text:style-name="P9"><text:span text:style-name="T2">ApellidoP<text:line-break/>Esta es de tipo cadena.</text:span></text:p>
        </text:list-item>
        <text:list-item>
          <text:p text:style-name="P9"><text:span text:style-name="T2">ApellidoM<text:line-break/>Esta es de tipo cadena.</text:span></text:p>
        </text:list-item>
        <text:list-item>
          <text:p text:style-name="P9"><text:span text:style-name="T2">Estado<text:line-break/>Esta es de tipo cadena.</text:span></text:p>
        </text:list-item>
        <text:list-item>
          <text:p text:style-name="P9"><text:span text:style-name="T2">CP<text:line-break/>Esta es de tipo entero.</text:span></text:p>
        </text:list-item>
        <text:list-item>
          <text:p text:style-name="P9"><text:span text:style-name="T2">Calle<text:line-break/>Esta es de tipo cadena.</text:span></text:p>
        </text:list-item>
        <text:list-item>
          <text:p text:style-name="P9"><text:span text:style-name="T2">NumeroExterior<text:line-break/>Esta es de tipo entero.</text:span></text:p>
        </text:list-item>
      </text:list>
      <text:p text:style-name="P3"/>
      <text:p text:style-name="Standard"><text:span text:style-name="T5">ClienteTelefono</text:span></text:p>
      <text:p text:style-name="Standard"><text:span text:style-name="T3">Llaves Primarias</text:span></text:p>
      <text:list xml:id="list210759664577401" text:continue-list="list210761275135119" text:style-name="WWNum7">
        <text:list-item>
          <text:p text:style-name="P7"><text:span text:style-name="T2">IdCliente</text:span></text:p>
        </text:list-item>
        <text:list-item>
          <text:p text:style-name="P7"><text:span text:style-name="T2">Telefono<text:line-break/>Como no puede haber dos teléfonos iguales y necesitamos saber qué teléfono corresponde a qué cliente, elegimos estas dos como la llave primaria de cada tupla de la relación.</text:span></text:p>
        </text:list-item>
      </text:list>
      <text:p text:style-name="P3"/>
      <text:p text:style-name="Standard"><text:span text:style-name="T5">ClienteCorreoElectronico</text:span></text:p>
      <text:p text:style-name="Standard"><text:span text:style-name="T3">Llaves Primarias</text:span></text:p>
      <text:list xml:id="list210760417712197" text:continue-numbering="true" text:style-name="WWNum7">
        <text:list-item>
          <text:p text:style-name="P7"><text:span text:style-name="T2">IdCliente</text:span></text:p>
        </text:list-item>
        <text:list-item>
          <text:p text:style-name="P7"><text:soft-page-break/><text:span text:style-name="T2">CorreoElectronico<text:line-break/>Como no puede haber dos correos electrónicos iguales y necesitamos saber qué teléfono corresponde a qué cliente, elegimos estas dos como la llave primaria de cada tupla de la relación.</text:span></text:p>
        </text:list-item>
      </text:list>
      <text:p text:style-name="P3"/>
      <text:p text:style-name="Standard"><text:span text:style-name="T5">VentaElectronica</text:span></text:p>
      <text:p text:style-name="Standard"><text:span text:style-name="T3">Llaves Primarias</text:span></text:p>
      <text:list xml:id="list210760877746919" text:continue-numbering="true" text:style-name="WWNum7">
        <text:list-item>
          <text:p text:style-name="P7"><text:span text:style-name="T2">IdVentaElectronica<text:line-break/>Creímos que la mejor opción era crear un atributo específico para el identificador de esta relación.</text:span></text:p>
        </text:list-item>
      </text:list>
      <text:p text:style-name="Standard"><text:span text:style-name="T3">Llaves Foráneas</text:span></text:p>
      <text:list xml:id="list1782568769" text:style-name="WWNum1">
        <text:list-item>
          <text:p text:style-name="P10"><text:span text:style-name="T2">IdCliente<text:line-break/>Necesitamos saber a qué cliente corresponde cada tupla de venta electrónica.</text:span></text:p>
        </text:list-item>
      </text:list>
      <text:p text:style-name="Standard"><text:span text:style-name="T3">Dominio de Atributos</text:span></text:p>
      <text:list xml:id="list210759676807788" text:continue-list="list804540772" text:style-name="WWNum2">
        <text:list-item>
          <text:p text:style-name="P9"><text:span text:style-name="T2">NumeroProductos</text:span></text:p>
        </text:list-item>
      </text:list>
      <text:p text:style-name="P13"><text:span text:style-name="T2">Esta es de tipo entero.</text:span></text:p>
      <text:list xml:id="list210761387312843" text:continue-numbering="true" text:style-name="WWNum2">
        <text:list-item>
          <text:p text:style-name="P9"><text:span text:style-name="T2">MetodoPago</text:span></text:p>
        </text:list-item>
      </text:list>
      <text:p text:style-name="P13"><text:span text:style-name="T2">Esta es de tipo cadena.</text:span></text:p>
      <text:list xml:id="list210760038896811" text:continue-numbering="true" text:style-name="WWNum2">
        <text:list-item>
          <text:p text:style-name="P9"><text:span text:style-name="T2">NumeroSeguimiento<text:line-break/>Esta es de tipo entero.</text:span></text:p>
        </text:list-item>
        <text:list-item>
          <text:p text:style-name="P9"><text:span text:style-name="T2">FechaPedido<text:line-break/>Esta es de tipo fecha.</text:span></text:p>
        </text:list-item>
        <text:list-item>
          <text:p text:style-name="P9"><text:span text:style-name="T2">Estado<text:line-break/>Esta es de tipo cadena.</text:span></text:p>
        </text:list-item>
        <text:list-item>
          <text:p text:style-name="P9"><text:span text:style-name="T2">CP<text:line-break/>Esta es de tipo entero.</text:span></text:p>
        </text:list-item>
        <text:list-item>
          <text:p text:style-name="P9"><text:span text:style-name="T2">Calle<text:line-break/>Esta es de tipo cadena.</text:span></text:p>
        </text:list-item>
        <text:list-item>
          <text:p text:style-name="P9"><text:span text:style-name="T2">NumeroExterior<text:line-break/>Esta es de tipo entero.</text:span></text:p>
        </text:list-item>
      </text:list>
      <text:p text:style-name="P3"/>
      <text:p text:style-name="Standard"><text:span text:style-name="T5">EntregarVentaElectronica</text:span></text:p>
      <text:p text:style-name="Standard"><text:span text:style-name="T3">Llaves Foráneas</text:span></text:p>
      <text:list xml:id="list210759425156984" text:continue-list="list1782568769" text:style-name="WWNum1">
        <text:list-item>
          <text:p text:style-name="P10"><text:soft-page-break/><text:span text:style-name="T2">IdVentaElectronica</text:span></text:p>
        </text:list-item>
        <text:list-item>
          <text:p text:style-name="P10"><text:span text:style-name="T2">NombrePlanta<text:line-break/>Como esta tabla viene de una relación del modelo ER, necesitamos las llaves de las entidades relacionadas en la misma.</text:span></text:p>
        </text:list-item>
      </text:list>
      <text:p text:style-name="P3"/>
      <text:p text:style-name="Standard"><text:span text:style-name="T5">VentaFisica</text:span></text:p>
      <text:p text:style-name="Standard"><text:span text:style-name="T3">Llaves Primarias</text:span></text:p>
      <text:list xml:id="list210759440040991" text:continue-list="list210760877746919" text:style-name="WWNum7">
        <text:list-item>
          <text:p text:style-name="P7"><text:span text:style-name="T2">IdVentaFisica<text:line-break/>Creímos que la mejor opción era hacer un atributo específico para el identificador de estas tuplas.</text:span></text:p>
        </text:list-item>
      </text:list>
      <text:p text:style-name="Standard"><text:span text:style-name="T3">Llaves Foráneas</text:span></text:p>
      <text:list xml:id="list210760560039819" text:continue-list="list210759425156984" text:style-name="WWNum1">
        <text:list-item>
          <text:p text:style-name="P10"><text:span text:style-name="T2">IdCliente<text:line-break/>Necesitamos saber a qué cliente corresponde cada venta física.</text:span></text:p>
        </text:list-item>
        <text:list-item>
          <text:p text:style-name="P10"><text:span text:style-name="T2">AyudarIdEmpleado<text:line-break/>Necesitamos saber qué empleado ayudó a realizar esta venta física.</text:span></text:p>
        </text:list-item>
        <text:list-item>
          <text:p text:style-name="P10"><text:span text:style-name="T2">CobrarIdEmpleado<text:line-break/>Necesitamos saber qué empleado ayudó a cobrar esta venta física.</text:span></text:p>
        </text:list-item>
      </text:list>
      <text:p text:style-name="Standard"><text:span text:style-name="T3">Dominio de Atributos</text:span></text:p>
      <text:list xml:id="list210761466810281" text:continue-list="list210760038896811" text:style-name="WWNum2">
        <text:list-item>
          <text:p text:style-name="P9"><text:span text:style-name="T2">NumeroProductos<text:line-break/>Esta es de tipo entero.</text:span></text:p>
        </text:list-item>
        <text:list-item>
          <text:p text:style-name="P9"><text:span text:style-name="T2">MetodoPago<text:line-break/>Esta es de tipo cadena.<text:line-break/></text:span></text:p>
        </text:list-item>
      </text:list>
      <text:p text:style-name="P3"/>
      <text:p text:style-name="Standard"><text:span text:style-name="T5">EntregarVentaFisica</text:span></text:p>
      <text:p text:style-name="Standard"><text:span text:style-name="T3">Llaves Foráneas</text:span></text:p>
      <text:list xml:id="list210760847712633" text:continue-list="list210760560039819" text:style-name="WWNum1">
        <text:list-item>
          <text:p text:style-name="P10"><text:span text:style-name="T2">IdVentaFisica</text:span></text:p>
        </text:list-item>
        <text:list-item>
          <text:p text:style-name="P10"><text:span text:style-name="T2">NombrePlanta<text:line-break/>Como esta tabla viene de una relación del modelo ER, necesitamos las llaves de las entidades relacionadas en la misma.</text:span></text:p>
        </text:list-item>
      </text:list>
      <text:p text:style-name="P3"/>
      <text:p text:style-name="Standard"><text:span text:style-name="T5">Empleado</text:span></text:p>
      <text:p text:style-name="Standard"><text:span text:style-name="T3">Llaves Primarias</text:span></text:p>
      <text:list xml:id="list210760862873598" text:continue-list="list210759440040991" text:style-name="WWNum7">
        <text:list-item>
          <text:p text:style-name="P7"><text:soft-page-break/><text:span text:style-name="T2">IdEmpleado<text:line-break/>Creímos que lo mejor sería hacer un atributo específico para el identificador de estas tuplas.</text:span></text:p>
        </text:list-item>
      </text:list>
      <text:p text:style-name="Standard"><text:span text:style-name="T3">Llaves Foráneas</text:span></text:p>
      <text:list xml:id="list210761241991454" text:continue-list="list210760847712633" text:style-name="WWNum1">
        <text:list-item>
          <text:p text:style-name="P10"><text:span text:style-name="T2">NombreVivero<text:line-break/>Necesitamos saber en qué vivero trabaja cada empleado.</text:span></text:p>
        </text:list-item>
      </text:list>
      <text:p text:style-name="Standard"><text:span text:style-name="T3">Dominio de Atributos</text:span></text:p>
      <text:list xml:id="list210760553846668" text:continue-list="list210761466810281" text:style-name="WWNum2">
        <text:list-item>
          <text:p text:style-name="P9"><text:span text:style-name="T2">FechaNacimiento<text:line-break/>Esta es de tipo fecha.</text:span></text:p>
        </text:list-item>
        <text:list-item>
          <text:p text:style-name="P9"><text:span text:style-name="T2">Nombre<text:line-break/>Este es de tipo cadena.</text:span></text:p>
        </text:list-item>
        <text:list-item>
          <text:p text:style-name="P9"><text:span text:style-name="T2">ApellidoP<text:line-break/>Este es de tipo cadena.</text:span></text:p>
        </text:list-item>
        <text:list-item>
          <text:p text:style-name="P9"><text:span text:style-name="T2">ApellidoM<text:line-break/>Este es de tipo cadena.</text:span></text:p>
        </text:list-item>
        <text:list-item>
          <text:p text:style-name="P9"><text:span text:style-name="T2">Estado<text:line-break/>Este es de tipo cadena.</text:span></text:p>
        </text:list-item>
        <text:list-item>
          <text:p text:style-name="P9"><text:span text:style-name="T2">CP<text:line-break/>Este es de tipo entero.</text:span></text:p>
        </text:list-item>
        <text:list-item>
          <text:p text:style-name="P9"><text:span text:style-name="T2">Calle<text:line-break/>Este es de tipo cadena.</text:span></text:p>
        </text:list-item>
        <text:list-item>
          <text:p text:style-name="P9"><text:span text:style-name="T2">NumeroExterior<text:line-break/>Este es de tipo entero.</text:span></text:p>
        </text:list-item>
        <text:list-item>
          <text:p text:style-name="P9"><text:span text:style-name="T2">Rol<text:line-break/>Este es de tipo cadena.</text:span></text:p>
        </text:list-item>
        <text:list-item>
          <text:p text:style-name="P9"><text:span text:style-name="T2">Salario<text:line-break/>Esta es de tipo entero.</text:span></text:p>
        </text:list-item>
      </text:list>
      <text:p text:style-name="P3"/>
      <text:p text:style-name="Standard"><text:span text:style-name="T5">EmpleadoTelefono</text:span></text:p>
      <text:p text:style-name="Standard"><text:span text:style-name="T3">Llaves Primarias</text:span></text:p>
      <text:list xml:id="list210760462320177" text:continue-list="list210760862873598" text:style-name="WWNum7">
        <text:list-item>
          <text:p text:style-name="P7"><text:span text:style-name="T2">IdEmpleado</text:span></text:p>
        </text:list-item>
        <text:list-item>
          <text:p text:style-name="P7"><text:span text:style-name="T2">Telefono<text:line-break/>Como cada teléfono es único y debemos saber a qué empleado corresponde cada teléfono, elegimos estas dos como su llave primaria de las tuplas.</text:span></text:p>
        </text:list-item>
      </text:list>
      <text:p text:style-name="P3"/>
      <text:p text:style-name="Standard"><text:span text:style-name="T5">EmpleadoCorreoElectronico</text:span></text:p>
      <text:p text:style-name="Standard"><text:soft-page-break/><text:span text:style-name="T3">Llaves Primarias</text:span></text:p>
      <text:list xml:id="list210760403738495" text:continue-numbering="true" text:style-name="WWNum7">
        <text:list-item>
          <text:p text:style-name="P7"><text:span text:style-name="T2">IdEmpleado</text:span></text:p>
        </text:list-item>
        <text:list-item>
          <text:p text:style-name="P7"><text:span text:style-name="T2">CorreoElectronico<text:line-break/>Como cada correo electrónico es único y debemos saber a qué empleado corresponde cada correo electrónico, elegimos estas dos como su llave primaria de las tuplas.</text:span></text:p>
        </text:list-item>
      </text:list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2" meta:word-count="769" meta:character-count="4550" meta:non-whitespace-character-count="3956"/>
    <meta:generator>LibreOfficeDev/6.0.5.2$Linux_X86_64 LibreOffice_project/</meta:generator>
  </office:meta>
</office:document-meta>
</file>